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ccba8" officeooo:paragraph-rsid="001ccb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ccba8"/>
    </style:style>
    <style:style style:name="P3" style:family="paragraph" style:parent-style-name="Standard">
      <style:paragraph-properties fo:text-align="start" style:justify-single-word="false"/>
      <style:text-properties officeooo:rsid="001eae6f" officeooo:paragraph-rsid="001eae6f"/>
    </style:style>
    <style:style style:name="P4" style:family="paragraph" style:parent-style-name="Standard">
      <style:paragraph-properties fo:text-align="start" style:justify-single-word="false"/>
      <style:text-properties officeooo:rsid="001eae6f" officeooo:paragraph-rsid="0021494b"/>
    </style:style>
    <style:style style:name="P5" style:family="paragraph" style:parent-style-name="Standard">
      <style:paragraph-properties fo:text-align="start" style:justify-single-word="false"/>
      <style:text-properties officeooo:rsid="00205a7c" officeooo:paragraph-rsid="00205a7c"/>
    </style:style>
    <style:style style:name="P6" style:family="paragraph" style:parent-style-name="Standard">
      <style:paragraph-properties fo:text-align="start" style:justify-single-word="false"/>
      <style:text-properties officeooo:rsid="0020783d" officeooo:paragraph-rsid="0020783d"/>
    </style:style>
    <style:style style:name="P7" style:family="paragraph" style:parent-style-name="Standard">
      <style:paragraph-properties fo:text-align="start" style:justify-single-word="false"/>
      <style:text-properties officeooo:rsid="0021494b" officeooo:paragraph-rsid="0021494b"/>
    </style:style>
    <style:style style:name="P8" style:family="paragraph" style:parent-style-name="Standard">
      <style:paragraph-properties fo:text-align="start" style:justify-single-word="false"/>
      <style:text-properties officeooo:rsid="00232538" officeooo:paragraph-rsid="00232538"/>
    </style:style>
    <style:style style:name="P9" style:family="paragraph" style:parent-style-name="Standard">
      <style:paragraph-properties fo:text-align="start" style:justify-single-word="false"/>
      <style:text-properties officeooo:rsid="0024ee12" officeooo:paragraph-rsid="0024ee12"/>
    </style:style>
    <style:style style:name="P10" style:family="paragraph" style:parent-style-name="Standard">
      <style:paragraph-properties fo:text-align="start" style:justify-single-word="false"/>
      <style:text-properties officeooo:rsid="0024ee12" officeooo:paragraph-rsid="0024ee12"/>
    </style:style>
    <style:style style:name="P11" style:family="paragraph" style:parent-style-name="Standard">
      <style:paragraph-properties fo:text-align="start" style:justify-single-word="false"/>
      <style:text-properties officeooo:rsid="0024ee12" officeooo:paragraph-rsid="00330268"/>
    </style:style>
    <style:style style:name="P12" style:family="paragraph" style:parent-style-name="Standard">
      <style:paragraph-properties fo:text-align="start" style:justify-single-word="false"/>
      <style:text-properties officeooo:paragraph-rsid="0024ee12"/>
    </style:style>
    <style:style style:name="P13" style:family="paragraph" style:parent-style-name="Standard">
      <style:paragraph-properties fo:text-align="start" style:justify-single-word="false"/>
      <style:text-properties officeooo:rsid="002e8404" officeooo:paragraph-rsid="002e840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05a7c"/>
    </style:style>
    <style:style style:name="T3" style:family="text">
      <style:text-properties officeooo:rsid="0021494b"/>
    </style:style>
    <style:style style:name="T4" style:family="text">
      <style:text-properties officeooo:rsid="00232538"/>
    </style:style>
    <style:style style:name="T5" style:family="text">
      <style:text-properties officeooo:rsid="0026b11d"/>
    </style:style>
    <style:style style:name="T6" style:family="text">
      <style:text-properties officeooo:rsid="0028847c"/>
    </style:style>
    <style:style style:name="T7" style:family="text">
      <style:text-properties officeooo:rsid="002a28b9"/>
    </style:style>
    <style:style style:name="T8" style:family="text">
      <style:text-properties officeooo:rsid="002e6fdb"/>
    </style:style>
    <style:style style:name="T9" style:family="text">
      <style:text-properties officeooo:rsid="002e8404"/>
    </style:style>
    <style:style style:name="T10" style:family="text">
      <style:text-properties officeooo:rsid="002f9081"/>
    </style:style>
    <style:style style:name="T11" style:family="text">
      <style:text-properties officeooo:rsid="0024ee12"/>
    </style:style>
    <style:style style:name="T12" style:family="text">
      <style:text-properties officeooo:rsid="002fe723"/>
    </style:style>
    <style:style style:name="T13" style:family="text">
      <style:text-properties officeooo:rsid="003185ff"/>
    </style:style>
    <style:style style:name="T14" style:family="text">
      <style:text-properties officeooo:rsid="00330268"/>
    </style:style>
    <style:style style:name="T15" style:family="text">
      <style:text-properties officeooo:rsid="0035d993"/>
    </style:style>
    <style:style style:name="T16" style:family="text">
      <style:text-properties officeooo:rsid="003711e8"/>
    </style:style>
    <style:style style:name="T17" style:family="text">
      <style:text-properties officeooo:rsid="00373172"/>
    </style:style>
    <style:style style:name="T18" style:family="text">
      <style:text-properties officeooo:rsid="00394f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ndi 2 novembre 2020</text:p>
      <text:p text:style-name="P2"/>
      <text:p text:style-name="P3"/>
      <text:p text:style-name="P3"/>
      <text:p text:style-name="P3"/>
      <text:p text:style-name="P3"/>
      <text:p text:style-name="P3"><text:span text:style-name="T1">Stage</text:span>: 8 modules à faire si possible </text:p>
      <text:p text:style-name="P3"/>
      <text:p text:style-name="P4"><text:tab/>les plus important sont les modules 2, 3, 6, 7 </text:p>
      <text:p text:style-name="P4"><text:span text:style-name="T2"><text:tab/></text:span><text:span text:style-name="T3">t</text:span><text:span text:style-name="T2">ravailler l’oral est très important </text:span></text:p>
      <text:p text:style-name="P5"/>
      <text:p text:style-name="P6">Langages web: HTML, SQL, JAVA SCRIPT, PHP, XML, CSS, SHELL JSON</text:p>
      <text:p text:style-name="P6"><text:tab/></text:p>
      <text:p text:style-name="P7">Serveur définit par un nom de domaine et une adresse IP (il peut être retrouvé par nom de domaine ou adresse IP) (service physique)</text:p>
      <text:p text:style-name="P7"><text:tab/>le serveur contient un service web (serveur web)</text:p>
      <text:p text:style-name="P7"><text:tab/>le service base de données qui peut contenir des bases de données (serveur base données)</text:p>
      <text:p text:style-name="P5"><text:tab/><text:span text:style-name="T3">le service d’interprétation du script back (jsp, php) </text:span></text:p>
      <text:p text:style-name="P5"><text:tab/><text:span text:style-name="T4">s’assurer de la version du serveur avant de travailler sur la version client </text:span></text:p>
      <text:p text:style-name="P8"/>
      <text:p text:style-name="P8">CSS très important à apprendre (Bootstrap ressemble à CSS)<text:line-break/></text:p>
      <text:p text:style-name="P9">Glossaire de 38 pages, page 5 est la page la plus importante (feuille de route)</text:p>
      <text:p text:style-name="P9"/>
      <text:p text:style-name="P9">On travaille sur l’ HTML <text:span text:style-name="T5">(création de page)</text:span></text:p>
      <text:p text:style-name="P9"><text:tab/><text:span text:style-name="T6">définir un zoning </text:span></text:p>
      <text:p text:style-name="P9"><text:tab/><text:span text:style-name="T6">liste de balise à étudier:</text:span></text:p>
      <text:p text:style-name="P9"><text:tab/><text:tab/><text:span text:style-name="T7">t</text:span><text:span text:style-name="T6">ableaux</text:span></text:p>
      <text:p text:style-name="P9"><text:tab/><text:tab/><text:span text:style-name="T6">formulaires</text:span></text:p>
      <text:p text:style-name="P9"><text:tab/><text:span text:style-name="T8">c’est un langage à balise (tags en anglais)<text:tab/><text:tab/><text:tab/><text:tab/></text:span></text:p>
      <text:p text:style-name="P9"><text:tab/><text:span text:style-name="T8">c’est un langage structurel</text:span></text:p>
      <text:p text:style-name="P9"><text:tab/><text:span text:style-name="T8">ce qui nous permet d’arriver a une arborescence </text:span></text:p>
      <text:p text:style-name="P12"><text:span text:style-name="T11"><text:tab/></text:span><text:span text:style-name="T10">&lt;p&gt; = </text:span><text:span text:style-name="T9">balise ouvrante <text:s/></text:span><text:span text:style-name="T10">&lt;/p&gt; = </text:span><text:span text:style-name="T9">balise fermante </text:span><text:span text:style-name="T10">(cette balise ne change pas )</text:span></text:p>
      <text:p text:style-name="P9"><text:tab/><text:span text:style-name="T10">les balises &lt;br&gt; et &lt;hr&gt; ne se ferment pas </text:span><text:span text:style-name="T12">(balises orphelines)</text:span></text:p>
      <text:p text:style-name="P9"><text:tab/><text:span text:style-name="T12">&lt;p id = « myId »&gt;&lt;/p&gt;</text:span></text:p>
      <text:p text:style-name="P9"><text:tab/><text:span text:style-name="T12">le id est un attribut</text:span></text:p>
      <text:p text:style-name="P9"><text:tab/>« <text:span text:style-name="T12">myId » est une valeur d’attribut </text:span></text:p>
      <text:p text:style-name="P9"><text:tab/><text:span text:style-name="T12">la balise &lt;head&gt; continent la mise en forme (ce qu’on voit rarement sur la page) </text:span></text:p>
      <text:p text:style-name="P9"><text:tab/><text:span text:style-name="T12">&lt;</text:span>!<text:span text:style-name="T12">DOCTYPE ht</text:span><text:span text:style-name="T13">m</text:span><text:span text:style-name="T12">l&gt; sert a dire au serveur que c’est du HTML <text:s/></text:span></text:p>
      <text:p text:style-name="P11"><text:tab/><text:span text:style-name="T13">si on précise que tel information est en </text:span><text:span text:style-name="T14">&lt;meta charset= « </text:span><text:span text:style-name="T13">utf-8 »</text:span><text:span text:style-name="T14">&gt;</text:span><text:span text:style-name="T13"> il faut le sauvegarder en </text:span></text:p>
      <text:p text:style-name="P11"><text:span text:style-name="T14"><text:tab/>utf-8 aussi</text:span></text:p>
      <text:p text:style-name="P11"><text:tab/><text:span text:style-name="T14">la balise &lt;title&gt; est très importante c’est le nom de l’onglet</text:span></text:p>
      <text:p text:style-name="P11"><text:tab/><text:span text:style-name="T14">&lt;body&gt; ce qu’on montre à l’internaute</text:span></text:p>
      <text:p text:style-name="P11"><text:tab/><text:span text:style-name="T14">une métadonnée est une donnée qui décrit une donnée </text:span></text:p>
      <text:p text:style-name="P11"><text:tab/><text:tab/><text:span text:style-name="T14">&lt;meta charset= »utf-8 »&gt;</text:span></text:p>
      <text:p text:style-name="P11"><text:tab/><text:tab/><text:tab/><text:span text:style-name="T14">déclare l’encodage utilisé par la page </text:span></text:p>
      <text:p text:style-name="P11"><text:tab/><text:span text:style-name="T14">plusieurs éléments &lt;meta&gt; incluent les éléments name et content</text:span></text:p>
      <text:p text:style-name="P11"><text:tab/><text:tab/><text:span text:style-name="T14">name = le nom d’une métadonnée au niveau du document</text:span></text:p>
      <text:p text:style-name="P11"><text:tab/><text:tab/><text:span text:style-name="T14">content= fournit la valeur associée avec l’attribut http-equiv ou l’attribut name <text:tab/><text:tab/><text:tab/>suivant le contexte utilisé </text:span></text:p>
      <text:p text:style-name="P11"><text:tab/><text:span text:style-name="T15">pour taper <text:s/>&lt; (inférieur) on tape : &amp;lt;</text:span></text:p>
      <text:p text:style-name="P11"><text:tab/><text:span text:style-name="T15">a voir sur internet pour &gt; (supérieur) et pour l’espace</text:span></text:p>
      <text:p text:style-name="P11"><text:soft-page-break/><text:tab/><text:span text:style-name="T16">l’un des principaux but du html est de structurer du texte </text:span></text:p>
      <text:p text:style-name="P11"><text:tab/><text:span text:style-name="T17">les niveaux &lt;h1&gt; à &lt;h6&gt; représentent six niveaux de titres</text:span></text:p>
      <text:p text:style-name="P11"><text:tab/><text:span text:style-name="T17">&lt;h1&gt; est le plus important et &lt;h6&gt; est le moins important</text:span></text:p>
      <text:p text:style-name="P11"><text:tab/><text:span text:style-name="T18">1 seul &lt;h1&gt; <text:s/>il est conseillé d’aller jusqu’a 3 titres max h1 h2 h3 mais on peut aller plus loin<text:tab/></text:span></text:p>
      <text:p text:style-name="P11"><text:tab/></text:p>
      <text:p text:style-name="P13">HTML = Structure (point de départ)</text:p>
      <text:p text:style-name="P13">CSS = Met en forme <text:tab/></text:p>
      <text:p text:style-name="P13">JS 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2:49.482834906</meta:creation-date>
    <dc:date>2020-11-02T16:58:04.501860277</dc:date>
    <meta:editing-duration>PT1H5M21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2" meta:paragraph-count="48" meta:word-count="409" meta:character-count="2338" meta:non-whitespace-character-count="1900"/>
  </office:meta>
</office:document-meta>
</file>